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font-name="Liberation Serif" style:font-name-asian="DejaVu Sans"/>
    </style: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方程</text:p>
          </table:table-cell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im = 2</text:p>
          </table:table-cell>
          <table:table-cell table:style-name="ce3" office:value-type="string" calcext:value-type="string">
            <text:p>v(x,y)=r1/2cos(2θ​)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 or N</text:p>
          </table:table-cell>
          <table:table-cell table:style-name="Default" office:value-type="string" calcext:value-type="string">
            <text:p>erro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172674e-0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.251674e-01</text:p>
          </table:table-cell>
          <table:table-cell table:formula="of:=LOG([.C11]/[.C12])/LOG(2)" office:value-type="float" office:value="0.494701320974231" calcext:value-type="float">
            <text:p>0.49470132097423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59952" calcext:value-type="float">
            <text:p>0.159952</text:p>
          </table:table-cell>
          <table:table-cell table:formula="of:=LOG([.C12]/[.C13])/LOG(2)" office:value-type="float" office:value="0.493358935792744" calcext:value-type="float">
            <text:p>0.4933589357927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1.134359e-01</text:p>
          </table:table-cell>
          <table:table-cell table:formula="of:=LOG([.C13]/[.C14])/LOG(2)" office:value-type="float" office:value="0.495761737457726" calcext:value-type="float">
            <text:p>0.49576173745772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8.034126e-02</text:p>
          </table:table-cell>
          <table:table-cell table:formula="of:=LOG([.C14]/[.C15])/LOG(2)" office:value-type="float" office:value="0.497664301604608" calcext:value-type="float">
            <text:p>0.49766430160460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5.685794e-02</text:p>
          </table:table-cell>
          <table:table-cell table:formula="of:=LOG([.C15]/[.C16])/LOG(2)" office:value-type="float" office:value="0.498779257304775" calcext:value-type="float">
            <text:p>0.49877925730477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4.022201e-02</text:p>
          </table:table-cell>
          <table:table-cell table:formula="of:=LOG([.C16]/[.C17])/LOG(2)" office:value-type="float" office:value="0.499376651462658" calcext:value-type="float">
            <text:p>0.49937665146265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2.844747e-02</text:p>
          </table:table-cell>
          <table:table-cell table:formula="of:=LOG([.C17]/[.C18])/LOG(2)" office:value-type="float" office:value="0.49968482780019" calcext:value-type="float">
            <text:p>0.4996848278001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201176" calcext:value-type="float">
            <text:p>0.0201176</text:p>
          </table:table-cell>
          <table:table-cell table:formula="of:=LOG([.C18]/[.C19])/LOG(2)" office:value-type="float" office:value="0.499842146904506" calcext:value-type="float">
            <text:p>0.49984214690450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.168293e-0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820583e-02</text:p>
          </table:table-cell>
          <table:table-cell table:formula="of:=LOG([.C21]/[.C22])/LOG(2)" office:value-type="float" office:value="1.50528734692727" calcext:value-type="float">
            <text:p>1.505287346927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6.439895e-03</text:p>
          </table:table-cell>
          <table:table-cell table:formula="of:=LOG([.C22]/[.C23])/LOG(2)" office:value-type="float" office:value="1.49929144338933" calcext:value-type="float">
            <text:p>1.499291443389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2.278491e-03</text:p>
          </table:table-cell>
          <table:table-cell table:formula="of:=LOG([.C23]/[.C24])/LOG(2)" office:value-type="float" office:value="1.49895849399441" calcext:value-type="float">
            <text:p>1.4989584939944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8.059635e-04</text:p>
          </table:table-cell>
          <table:table-cell table:formula="of:=LOG([.C24]/[.C25])/LOG(2)" office:value-type="float" office:value="1.49929226252946" calcext:value-type="float">
            <text:p>1.499292262529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.850336e-04</text:p>
          </table:table-cell>
          <table:table-cell table:formula="of:=LOG([.C25]/[.C26])/LOG(2)" office:value-type="float" office:value="1.49958250890565" calcext:value-type="float">
            <text:p>1.4995825089056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1.007907e-04</text:p>
          </table:table-cell>
          <table:table-cell table:formula="of:=LOG([.C26]/[.C27])/LOG(2)" office:value-type="float" office:value="1.49976946849953" calcext:value-type="float">
            <text:p>1.4997694684995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3.563782e-05</text:p>
          </table:table-cell>
          <table:table-cell table:formula="of:=LOG([.C27]/[.C28])/LOG(2)" office:value-type="float" office:value="1.49988153328746" calcext:value-type="float">
            <text:p>1.4998815332874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0001260027" calcext:value-type="float">
            <text:p>0.00001260027</text:p>
          </table:table-cell>
          <table:table-cell table:formula="of:=LOG([.C28]/[.C29])/LOG(2)" office:value-type="float" office:value="1.49995444021689" calcext:value-type="float">
            <text:p>1.49995444021689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00/00/00</text:date>, <text:time style:data-style-name="N2" text:time-value="14:20:56.315795374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1:15:30.329985849</meta:creation-date>
    <dc:date>2025-09-25T14:20:59.851863985</dc:date>
    <meta:editing-duration>PT9M1S</meta:editing-duration>
    <meta:editing-cycles>5</meta:editing-cycles>
    <meta:generator>LibreOffice/24.2.7.2$Linux_X86_64 LibreOffice_project/420$Build-2</meta:generator>
    <meta:document-statistic meta:table-count="1" meta:cell-count="61" meta:object-count="0"/>
  </office:meta>
</office:document-meta>
</file>